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標楷體1" svg:font-family="標楷體"/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size="20pt" style:font-name-asian="標楷體" style:font-size-asian="20pt" style:font-size-complex="20pt"/>
    </style:style>
    <style:style style:name="P2" style:family="paragraph" style:parent-style-name="Standard">
      <style:text-properties style:font-name="標楷體" fo:font-size="14pt" style:text-underline-style="none" officeooo:paragraph-rsid="001a4010" style:font-name-asian="標楷體" style:font-size-asian="14pt" style:font-size-complex="14pt"/>
    </style:style>
    <style:style style:name="P3" style:family="paragraph" style:parent-style-name="Standard">
      <style:text-properties style:font-name="標楷體" fo:font-size="14pt" style:text-underline-style="none" fo:font-weight="normal" officeooo:rsid="00ba4d38" officeooo:paragraph-rsid="001a4010" style:font-name-asian="標楷體1" style:font-size-asian="14pt" style:language-asian="zh" style:country-asian="TW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style:font-name-asian="標楷體" style:font-size-asian="14pt" style:font-size-complex="14pt"/>
    </style:style>
    <style:style style:name="T1" style:family="text">
      <style:text-properties fo:font-size="16pt" style:text-underline-style="solid" style:text-underline-width="auto" style:text-underline-color="font-color" style:font-size-asian="14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officeooo:rsid="00ba4d38" style:font-name-asian="標楷體1" style:language-asian="zh" style:country-asian="TW" style:font-weight-asian="normal" style:font-weight-complex="normal"/>
    </style:style>
    <style:style style:name="T4" style:family="text">
      <style:text-properties style:language-asian="zh" style:country-asian="TW"/>
    </style:style>
    <style:style style:name="T5" style:family="text">
      <style:text-properties fo:font-weight="normal" officeooo:rsid="00ba4d38" style:font-name-asian="標楷體1" style:language-asian="zh" style:country-asian="TW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二<text:tab/><text:tab/><text:tab/>孔雀錯了<text:tab/><text:tab/><text:tab/><text:span text:style-name="T1">琦君</text:span></text:p>
      <text:p text:style-name="P4"/>
      <text:p text:style-name="P2"><text:span text:style-name="T4"><text:tab/> </text:span>我念初中的時候，每回作文發下來，都是密密麻麻的連排紅圈圈。尤其是那個大大的<text:span text:style-name="T5">「甲」字，好像咧開一張四四方方的嘴在對我笑。和我並排坐的同學名叫</text:span><text:span text:style-name="T3">曹萱玲</text:span><text:span text:style-name="T5">，他總是張著一雙滾圓的大眼睛，看著老師給我的評語。我就索性示威似的把作文簿攤開來，攤在他鼻子底下，面露得意之色。</text:span></text:p>
      <text:p text:style-name="P3"><text:tab/> 可是輪到<text:span text:style-name="T2">英</text:span>文課呢！他的考卷分數就總比我高一點了。原因是她的字寫得比我清楚漂亮，造句也造得好。我呢？老是張燈結綵的，東一團墨水滴上了，西一堆用橡皮擦的糊裡糊塗的。即使文法不錯，拼音不錯，看上去總沒她的卷子眉清目秀。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標楷體1" svg:font-family="標楷體"/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9:18:50.105000000</meta:creation-date>
    <dc:date>2021-12-23T19:21:35.379000000</dc:date>
    <meta:editing-duration>PT10M10S</meta:editing-duration>
    <meta:editing-cycles>5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3" meta:word-count="241" meta:character-count="251" meta:non-whitespace-character-count="241"/>
  </office:meta>
</office:document-meta>
</file>